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4</text:p>
      <text:p text:style-name="P1"/>
      <text:p text:style-name="P2"><draw:frame draw:style-name="fr1" draw:name="Image1" text:anchor-type="char" svg:x="1.341cm" svg:y="0.157cm" svg:width="22.253cm" svg:height="15.194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2"/>
      <text:p text:style-name="P1"/>
      <text:p text:style-name="P2"><draw:frame draw:style-name="fr1" draw:name="Image2" text:anchor-type="char" svg:x="-0.497cm" svg:y="13.633cm" svg:width="28.198cm" svg:height="6.796cm" draw:z-index="1"><draw:image xlink:href="Pictures/100000010000072A000004110B0FE5022927D5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3T14:26:55.144326137</dc:date>
    <meta:editing-duration>PT13M5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1" meta:word-count="1" meta:character-count="11" meta:non-whitespace-character-count="11"/>
  </office:meta>
</office:document-meta>
</file>